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4.55pt"/>
    </style:style>
    <style:style style:name="co7" style:family="table-column">
      <style:table-column-properties fo:break-before="auto" style:column-width="138.44pt"/>
    </style:style>
    <style:style style:name="co8" style:family="table-column">
      <style:table-column-properties fo:break-before="auto" style:column-width="208.29pt"/>
    </style:style>
    <style:style style:name="co9" style:family="table-column">
      <style:table-column-properties fo:break-before="auto" style:column-width="94.71pt"/>
    </style:style>
    <style:style style:name="co10" style:family="table-column">
      <style:table-column-properties fo:break-before="auto" style:column-width="398.69pt"/>
    </style:style>
    <style:style style:name="co11" style:family="table-column">
      <style:table-column-properties fo:break-before="auto" style:column-width="375.65pt"/>
    </style:style>
    <style:style style:name="co12" style:family="table-column">
      <style:table-column-properties fo:break-before="auto" style:column-width="37.84pt"/>
    </style:style>
    <style:style style:name="co24" style:family="table-column">
      <style:table-column-properties fo:break-before="auto" style:column-width="138.76pt"/>
    </style:style>
    <style:style style:name="co25" style:family="table-column">
      <style:table-column-properties fo:break-before="auto" style:column-width="113.24pt"/>
    </style:style>
    <style:style style:name="co26" style:family="table-column">
      <style:table-column-properties fo:break-before="auto" style:column-width="114.01pt"/>
    </style:style>
    <style:style style:name="co27" style:family="table-column">
      <style:table-column-properties fo:break-before="auto" style:column-width="167.24pt"/>
    </style:style>
    <style:style style:name="co28" style:family="table-column">
      <style:table-column-properties fo:break-before="auto" style:column-width="119.25pt"/>
    </style:style>
    <style:style style:name="co29" style:family="table-column">
      <style:table-column-properties fo:break-before="auto" style:column-width="91.5pt"/>
    </style:style>
    <style:style style:name="co30" style:family="table-column">
      <style:table-column-properties fo:break-before="auto" style:column-width="104.26pt"/>
    </style:style>
    <style:style style:name="co31" style:family="table-column">
      <style:table-column-properties fo:break-before="auto" style:column-width="96.01pt"/>
    </style:style>
    <style:style style:name="co32" style:family="table-column">
      <style:table-column-properties fo:break-before="auto" style:column-width="77.24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617.1pt"/>
    </style:style>
    <style:style style:name="co35" style:family="table-column">
      <style:table-column-properties fo:break-before="auto" style:column-width="178.16pt"/>
    </style:style>
    <style:style style:name="co36" style:family="table-column">
      <style:table-column-properties fo:break-before="auto" style:column-width="59.36pt"/>
    </style:style>
    <style:style style:name="co37" style:family="table-column">
      <style:table-column-properties fo:break-before="auto" style:column-width="64.49pt"/>
    </style:style>
    <style:style style:name="co38" style:family="table-column">
      <style:table-column-properties fo:break-before="auto" style:column-width="76.39pt"/>
    </style:style>
    <style:style style:name="co39" style:family="table-column">
      <style:table-column-properties fo:break-before="auto" style:column-width="37.19pt"/>
    </style:style>
    <style:style style:name="co40" style:family="table-column">
      <style:table-column-properties fo:break-before="auto" style:column-width="40.14pt"/>
    </style:style>
    <style:style style:name="co41" style:family="table-column">
      <style:table-column-properties fo:break-before="auto" style:column-width="139.15pt"/>
    </style:style>
    <style:style style:name="co42" style:family="table-column">
      <style:table-column-properties fo:break-before="auto" style:column-width="149.1pt"/>
    </style:style>
    <style:style style:name="co43" style:family="table-column">
      <style:table-column-properties fo:break-before="auto" style:column-width="220.85pt"/>
    </style:style>
    <style:style style:name="co44" style:family="table-column">
      <style:table-column-properties fo:break-before="auto" style:column-width="156.39pt"/>
    </style:style>
    <style:style style:name="co45" style:family="table-column">
      <style:table-column-properties fo:break-before="auto" style:column-width="126.4pt"/>
    </style:style>
    <style:style style:name="co46" style:family="table-column">
      <style:table-column-properties fo:break-before="auto" style:column-width="137.31pt"/>
    </style:style>
    <style:style style:name="co47" style:family="table-column">
      <style:table-column-properties fo:break-before="auto" style:column-width="134.25pt"/>
    </style:style>
    <style:style style:name="co48" style:family="table-column">
      <style:table-column-properties fo:break-before="auto" style:column-width="52.5pt"/>
    </style:style>
    <style:style style:name="co49" style:family="table-column">
      <style:table-column-properties fo:break-before="auto" style:column-width="84.76pt"/>
    </style:style>
    <style:style style:name="co50" style:family="table-column">
      <style:table-column-properties fo:break-before="auto" style:column-width="137.51pt"/>
    </style:style>
    <style:style style:name="co51" style:family="table-column">
      <style:table-column-properties fo:break-before="auto" style:column-width="87.76pt"/>
    </style:style>
    <style:style style:name="co52" style:family="table-column">
      <style:table-column-properties fo:break-before="auto" style:column-width="118.49pt"/>
    </style:style>
    <style:style style:name="co53" style:family="table-column">
      <style:table-column-properties fo:break-before="auto" style:column-width="69.76pt"/>
    </style:style>
    <style:style style:name="co54" style:family="table-column">
      <style:table-column-properties fo:break-before="auto" style:column-width="140.26pt"/>
    </style:style>
    <style:style style:name="co55" style:family="table-column">
      <style:table-column-properties fo:break-before="auto" style:column-width="97.51pt"/>
    </style:style>
    <style:style style:name="co56" style:family="table-column">
      <style:table-column-properties fo:break-before="auto" style:column-width="107.26pt"/>
    </style:style>
    <style:style style:name="co57" style:family="table-column">
      <style:table-column-properties fo:break-before="auto" style:column-width="78.7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01_5f_seguridad">
      <style:table-properties table:display="true" style:writing-mode="lr-tb"/>
    </style:style>
    <style:style style:name="ta2" style:family="table" style:master-page-name="PageStyle_5f_02_5f_catalogos">
      <style:table-properties table:display="true" style:writing-mode="lr-tb"/>
    </style:style>
    <style:style style:name="ta4" style:family="table" style:master-page-name="PageStyle_5f_04_5f_fedaamac">
      <style:table-properties table:display="true" style:writing-mode="lr-tb"/>
    </style:style>
    <style:style style:name="ta5" style:family="table" style:master-page-name="PageStyle_5f_05_5f_otro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03_5f_socio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66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#ff6666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66ffff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_segur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ontrasenia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files_x_usu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perfil_x_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d_perfil</text:p>
          </table:table-cell>
          <table:table-cell office:value-type="string" calcext:value-type="string">
            <text:p>activ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catalog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grupo</text:p>
          </table:table-cell>
          <table:table-cell office:value-type="string" calcext:value-type="string">
            <text:p>numero_gru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0’</text:p>
          </table:table-cell>
          <table:table-cell office:value-type="string" calcext:value-type="string">
            <text:p>'FEDAAMAC’</text:p>
          </table:table-cell>
          <table:table-cell office:value-type="string" calcext:value-type="string">
            <text:p>'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1’</text:p>
          </table:table-cell>
          <table:table-cell table:style-name="ce1" office:value-type="string" calcext:value-type="string">
            <text:p>'David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’</text:p>
          </table:table-cell>
          <table:table-cell table:style-name="ce1" office:value-type="string" calcext:value-type="string">
            <text:p>'Alic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3’</text:p>
          </table:table-cell>
          <table:table-cell table:style-name="ce1" office:value-type="string" calcext:value-type="string">
            <text:p>'Auror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4’</text:p>
          </table:table-cell>
          <table:table-cell table:style-name="ce1" office:value-type="string" calcext:value-type="string">
            <text:p>'Luis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’</text:p>
          </table:table-cell>
          <table:table-cell table:style-name="ce1" office:value-type="string" calcext:value-type="string">
            <text:p>'María de Jesús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6’</text:p>
          </table:table-cell>
          <table:table-cell table:style-name="ce1" office:value-type="string" calcext:value-type="string">
            <text:p>'Yolanda Antoniet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'7’</text:p>
          </table:table-cell>
          <table:table-cell table:style-name="ce1" office:value-type="string" calcext:value-type="string">
            <text:p>'María Berth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'8’</text:p>
          </table:table-cell>
          <table:table-cell table:style-name="ce1" office:value-type="string" calcext:value-type="string">
            <text:p>'Anton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'9’</text:p>
          </table:table-cell>
          <table:table-cell table:style-name="ce1" office:value-type="string" calcext:value-type="string">
            <text:p>'Ramón Fernando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'10’</text:p>
          </table:table-cell>
          <table:table-cell table:style-name="ce1" office:value-type="string" calcext:value-type="string">
            <text:p>'Raúl Javier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'11’</text:p>
          </table:table-cell>
          <table:table-cell table:style-name="ce1" office:value-type="string" calcext:value-type="string">
            <text:p>'Rosa Marí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'12’</text:p>
          </table:table-cell>
          <table:table-cell table:style-name="ce1" office:value-type="string" calcext:value-type="string">
            <text:p>'María Teres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'13’</text:p>
          </table:table-cell>
          <table:table-cell table:style-name="ce1" office:value-type="string" calcext:value-type="string">
            <text:p>'Amada Letic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'14’</text:p>
          </table:table-cell>
          <table:table-cell table:style-name="ce1" office:value-type="string" calcext:value-type="string">
            <text:p>'Martha Patricia López Baeza'</text:p>
          </table:table-cell>
          <table:table-cell office:value-type="string" calcext:value-type="string">
            <text:p>'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ipos_socio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Socio contable’</text:p>
          </table:table-cell>
          <table:table-cell office:value-type="string" calcext:value-type="string">
            <text:p>'Socio con fines contables’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ocio Fundador'</text:p>
          </table:table-cell>
          <table:table-cell table:style-name="ce1" office:value-type="string" calcext:value-type="string">
            <text:p>'Socio cabeza de grup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Socio Ahorrador Familiar'</text:p>
          </table:table-cell>
          <table:table-cell table:style-name="ce1" office:value-type="string" calcext:value-type="string">
            <text:p>'Familiar descendiente socio <text:s/>fundador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Socio Ahorrador Externo'</text:p>
          </table:table-cell>
          <table:table-cell table:style-name="ce1" office:value-type="string" calcext:value-type="string">
            <text:p>'Socios externos que no son familiare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cuent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d_tipo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obtiene_intereses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Contable'</text:p>
          </table:table-cell>
          <table:table-cell table:style-name="ce1" office:value-type="string" calcext:value-type="string">
            <text:p>'Para administración interna del sistema'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25,50, 100, 99, 991, 992, 993, 994, 995, 996, 997, 998, 999, 987, 988, 98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Seguro'</text:p>
          </table:table-cell>
          <table:table-cell table:style-name="ce1" office:value-type="string" calcext:value-type="string">
            <text:p>'Cuenta de seguro por grupo'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TA: 801, 802, 803, 804, 805, 806, 807, 808, 809, 810, 811, 812, 8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Ahorro'</text:p>
          </table:table-cell>
          <table:table-cell table:style-name="ce1" office:value-type="string" calcext:value-type="string">
            <text:p>'Cuenta de ahorro'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réstamo'</text:p>
          </table:table-cell>
          <table:table-cell table:style-name="ce1" office:value-type="string" calcext:value-type="string">
            <text:p>'Cuenta de préstamo otorgado'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tipo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portación'</text:p>
          </table:table-cell>
          <table:table-cell table:style-name="ce1" office:value-type="string" calcext:value-type="string">
            <text:p>'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R'</text:p>
          </table:table-cell>
          <table:table-cell table:number-columns-repeated="2" table:style-name="ce1" office:value-type="string" calcext:value-type="string">
            <text:p>'Ret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P'</text:p>
          </table:table-cell>
          <table:table-cell table:style-name="ce1" office:value-type="string" calcext:value-type="string">
            <text:p>'Pago'</text:p>
          </table:table-cell>
          <table:table-cell table:style-name="ce1" office:value-type="string" calcext:value-type="string">
            <text:p>'Pago de 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orma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Y'</text:p>
          </table:table-cell>
          <table:table-cell table:style-name="ce1" office:value-type="string" calcext:value-type="string">
            <text:p>'Inicio'</text:p>
          </table:table-cell>
          <table:table-cell table:style-name="ce1" office:value-type="string" calcext:value-type="string">
            <text:p>'Saldo <text:s/>inicial de inversión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A'</text:p>
          </table:table-cell>
          <table:table-cell table:style-name="ce1" office:value-type="string" calcext:value-type="string">
            <text:p>'Ajuste'</text:p>
          </table:table-cell>
          <table:table-cell table:style-name="ce1" office:value-type="string" calcext:value-type="string">
            <text:p>'Ajuste de saldo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B'</text:p>
          </table:table-cell>
          <table:table-cell table:style-name="ce1" office:value-type="string" calcext:value-type="string">
            <text:p>'Banco'</text:p>
          </table:table-cell>
          <table:table-cell table:style-name="ce1" office:value-type="string" calcext:value-type="string">
            <text:p>'Movimiento bancari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F'</text:p>
          </table:table-cell>
          <table:table-cell table:number-columns-repeated="2" table:style-name="ce1" office:value-type="string" calcext:value-type="string">
            <text:p>'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T'</text:p>
          </table:table-cell>
          <table:table-cell table:style-name="ce1" office:value-type="string" calcext:value-type="string">
            <text:p>'Transferencia'</text:p>
          </table:table-cell>
          <table:table-cell table:style-name="ce1" office:value-type="string" calcext:value-type="string">
            <text:p>'Transferencia entre cuentas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C'</text:p>
          </table:table-cell>
          <table:table-cell table:number-columns-repeated="2"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ves_movimientos_con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tipo_movimiento_contable</text:p>
          </table:table-cell>
          <table:table-cell office:value-type="string" calcext:value-type="string">
            <text:p>id_forma_movimiento_contable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02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022’</text:p>
          </table:table-cell>
          <table:table-cell office:value-type="string" calcext:value-type="string">
            <text:p>'APORT AJUSTE’</text:p>
          </table:table-cell>
          <table:table-cell office:value-type="string" calcext:value-type="string">
            <text:p>'Aportación por ajuste especial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3’</text:p>
          </table:table-cell>
          <table:table-cell office:value-type="string" calcext:value-type="string">
            <text:p>'APORT EFECTIVO’</text:p>
          </table:table-cell>
          <table:table-cell office:value-type="string" calcext:value-type="string">
            <text:p>'Aportación en efectivo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4’</text:p>
          </table:table-cell>
          <table:table-cell office:value-type="string" calcext:value-type="string">
            <text:p>'APORT TRANSF'</text:p>
          </table:table-cell>
          <table:table-cell office:value-type="string" calcext:value-type="string">
            <text:p>'Aportación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25’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ganada por retirar antes de fin de ejercicio en cuenta de ahorro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26’</text:p>
          </table:table-cell>
          <table:table-cell table:style-name="ce1" office:value-type="string" calcext:value-type="string">
            <text:p>'TOTAL DEPOSITOS BANC'</text:p>
          </table:table-cell>
          <table:table-cell table:style-name="ce1" office:value-type="string" calcext:value-type="string">
            <text:p>'Total depósitos bancarios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1’</text:p>
          </table:table-cell>
          <table:table-cell office:value-type="string" calcext:value-type="string">
            <text:p>'RETIRO POR COMISION’</text:p>
          </table:table-cell>
          <table:table-cell office:value-type="string" calcext:value-type="string">
            <text:p>'Retiro por comisión bancaria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2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033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4’</text:p>
          </table:table-cell>
          <table:table-cell table:style-name="ce1" office:value-type="string" calcext:value-type="string">
            <text:p>'RETIRO P/INV BANC'</text:p>
          </table:table-cell>
          <table:table-cell table:style-name="ce1" office:value-type="string" calcext:value-type="string">
            <text:p>'Retiro para inversión bancar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5’</text:p>
          </table:table-cell>
          <table:table-cell table:style-name="ce1" office:value-type="string" calcext:value-type="string">
            <text:p>'ISR IDE BANCOS'</text:p>
          </table:table-cell>
          <table:table-cell table:style-name="ce1" office:value-type="string" calcext:value-type="string">
            <text:p>'ISR, IDE, en Bancos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036’</text:p>
          </table:table-cell>
          <table:table-cell table:style-name="ce1" office:value-type="string" calcext:value-type="string">
            <text:p>'INTS S/INVERSIÓN'</text:p>
          </table:table-cell>
          <table:table-cell table:style-name="ce1" office:value-type="string" calcext:value-type="string">
            <text:p>'Intereses sin inversión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037’</text:p>
          </table:table-cell>
          <table:table-cell table:style-name="ce1"/>
          <table:table-cell table:style-name="ce1" office:value-type="string" calcext:value-type="string">
            <text:p>'Total de retiros bancarios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1'</text:p>
          </table:table-cell>
          <table:table-cell table:style-name="ce1" office:value-type="string" calcext:value-type="string">
            <text:p>'PREM EFECTIVO'</text:p>
          </table:table-cell>
          <table:table-cell table:style-name="ce1" office:value-type="string" calcext:value-type="string">
            <text:p>'Premio entregad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042'</text:p>
          </table:table-cell>
          <table:table-cell table:style-name="ce1" office:value-type="string" calcext:value-type="string">
            <text:p>'PREM CHEQUE'</text:p>
          </table:table-cell>
          <table:table-cell table:style-name="ce1" office:value-type="string" calcext:value-type="string">
            <text:p>'Premio entregado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3'</text:p>
          </table:table-cell>
          <table:table-cell table:style-name="ce1" office:value-type="string" calcext:value-type="string">
            <text:p>'PREM AHORRO'</text:p>
          </table:table-cell>
          <table:table-cell table:style-name="ce1" office:value-type="string" calcext:value-type="string">
            <text:p>'Premio entregado en ahor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4'</text:p>
          </table:table-cell>
          <table:table-cell table:style-name="ce1" office:value-type="string" calcext:value-type="string">
            <text:p>'REEMB COMIDA'</text:p>
          </table:table-cell>
          <table:table-cell table:style-name="ce1" office:value-type="string" calcext:value-type="string">
            <text:p>'Salida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5'</text:p>
          </table:table-cell>
          <table:table-cell table:style-name="ce1" office:value-type="string" calcext:value-type="string">
            <text:p>'INCENT FUNC'</text:p>
          </table:table-cell>
          <table:table-cell table:style-name="ce1" office:value-type="string" calcext:value-type="string">
            <text:p>'Incentivo a funcionario de FEDAAMAC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6'</text:p>
          </table:table-cell>
          <table:table-cell table:style-name="ce1" office:value-type="string" calcext:value-type="string">
            <text:p>'INCENT CTAHAB'</text:p>
          </table:table-cell>
          <table:table-cell table:style-name="ce1" office:value-type="string" calcext:value-type="string">
            <text:p>'Incentivo a cuentahabient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47'</text:p>
          </table:table-cell>
          <table:table-cell table:style-name="ce1" office:value-type="string" calcext:value-type="string">
            <text:p>'INCENT MOVS BANC'</text:p>
          </table:table-cell>
          <table:table-cell table:style-name="ce1" office:value-type="string" calcext:value-type="string">
            <text:p>'incentivo a cuentahabiente por movimientos bancari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8'</text:p>
          </table:table-cell>
          <table:table-cell table:style-name="ce1" office:value-type="string" calcext:value-type="string">
            <text:p>'NAC INTEG FAM'</text:p>
          </table:table-cell>
          <table:table-cell table:style-name="ce1" office:value-type="string" calcext:value-type="string">
            <text:p>'Incentivo por nacimiento nuevo socio familiar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49'</text:p>
          </table:table-cell>
          <table:table-cell table:style-name="ce1" office:value-type="string" calcext:value-type="string">
            <text:p>'GASTO'</text:p>
          </table:table-cell>
          <table:table-cell table:style-name="ce1" office:value-type="string" calcext:value-type="string">
            <text:p>'Gasto no contemplad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050'</text:p>
          </table:table-cell>
          <table:table-cell table:style-name="ce1" office:value-type="string" calcext:value-type="string">
            <text:p>'BECA EN CHEQUE'</text:p>
          </table:table-cell>
          <table:table-cell table:style-name="ce1" office:value-type="string" calcext:value-type="string">
            <text:p>'Beca entregada en cheque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061’</text:p>
          </table:table-cell>
          <table:table-cell office:value-type="string" calcext:value-type="string">
            <text:p>'SALDO INICIAL’</text:p>
          </table:table-cell>
          <table:table-cell office:value-type="string" calcext:value-type="string">
            <text:p>'Aportación del saldo final del ejercicio anterior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62’</text:p>
          </table:table-cell>
          <table:table-cell table:style-name="ce1" office:value-type="string" calcext:value-type="string">
            <text:p>'PRIMA DE SEGURO'</text:p>
          </table:table-cell>
          <table:table-cell office:value-type="string" calcext:value-type="string">
            <text:p>'Aportación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071’</text:p>
          </table:table-cell>
          <table:table-cell office:value-type="string" calcext:value-type="string">
            <text:p>'RETIRO EFECTIVO'</text:p>
          </table:table-cell>
          <table:table-cell office:value-type="string" calcext:value-type="string">
            <text:p>'Retiro en efectivo’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072’</text:p>
          </table:table-cell>
          <table:table-cell office:value-type="string" calcext:value-type="string">
            <text:p>'RETIRO POR TRANSF’</text:p>
          </table:table-cell>
          <table:table-cell office:value-type="string" calcext:value-type="string">
            <text:p>'Retiro por transferencia'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'100'</text:p>
          </table:table-cell>
          <table:table-cell table:style-name="ce1" office:value-type="string" calcext:value-type="string">
            <text:p>'SALDO INICIAL'</text:p>
          </table:table-cell>
          <table:table-cell table:style-name="ce1" office:value-type="string" calcext:value-type="string">
            <text:p>'Saldo inicial de la cuent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10'</text:p>
          </table:table-cell>
          <table:table-cell table:style-name="ce1" office:value-type="string" calcext:value-type="string">
            <text:p>'DEPOSITO EFECTIVO'</text:p>
          </table:table-cell>
          <table:table-cell table:style-name="ce1" office:value-type="string" calcext:value-type="string">
            <text:p>'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20'</text:p>
          </table:table-cell>
          <table:table-cell table:style-name="ce1" office:value-type="string" calcext:value-type="string">
            <text:p>'DEPOSITO DOCTOS'</text:p>
          </table:table-cell>
          <table:table-cell table:style-name="ce1" office:value-type="string" calcext:value-type="string">
            <text:p>'Depósit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130'</text:p>
          </table:table-cell>
          <table:table-cell table:style-name="ce1" office:value-type="string" calcext:value-type="string">
            <text:p>'DEPOSITO SPEI'</text:p>
          </table:table-cell>
          <table:table-cell table:style-name="ce1" office:value-type="string" calcext:value-type="string">
            <text:p>'Depósit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40'</text:p>
          </table:table-cell>
          <table:table-cell table:style-name="ce1" office:value-type="string" calcext:value-type="string">
            <text:p>'APORT TRANSF'</text:p>
          </table:table-cell>
          <table:table-cell table:style-name="ce1" office:value-type="string" calcext:value-type="string">
            <text:p>'Aportación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60'</text:p>
          </table:table-cell>
          <table:table-cell table:style-name="ce1" office:value-type="string" calcext:value-type="string">
            <text:p>'REEMBOLSO COMIDA'</text:p>
          </table:table-cell>
          <table:table-cell table:style-name="ce1" office:value-type="string" calcext:value-type="string">
            <text:p>'Ingreso por reembolso de gasto en comid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70'</text:p>
          </table:table-cell>
          <table:table-cell table:style-name="ce1" office:value-type="string" calcext:value-type="string">
            <text:p>'PRIMA DE SEGURO'</text:p>
          </table:table-cell>
          <table:table-cell table:style-name="ce1" office:value-type="string" calcext:value-type="string">
            <text:p>'Comisión que se cobró por prima de seguro de socio por pre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180’</text:p>
          </table:table-cell>
          <table:table-cell table:style-name="ce1" office:value-type="string" calcext:value-type="string">
            <text:p>'TRASP POR SOBREGIRO'</text:p>
          </table:table-cell>
          <table:table-cell table:style-name="ce1"/>
          <table:table-cell table:style-name="ce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210'</text:p>
          </table:table-cell>
          <table:table-cell table:style-name="ce1" office:value-type="string" calcext:value-type="string">
            <text:p>'RETIRO EFECT'</text:p>
          </table:table-cell>
          <table:table-cell table:style-name="ce1" office:value-type="string" calcext:value-type="string">
            <text:p>'Retiro con document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20'</text:p>
          </table:table-cell>
          <table:table-cell table:style-name="ce1" office:value-type="string" calcext:value-type="string">
            <text:p>'RETIRO POR TRANSF'</text:p>
          </table:table-cell>
          <table:table-cell table:style-name="ce1" office:value-type="string" calcext:value-type="string">
            <text:p>'Retir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230'</text:p>
          </table:table-cell>
          <table:table-cell table:style-name="ce1" office:value-type="string" calcext:value-type="string">
            <text:p>'COMISION POR RETIRO'</text:p>
          </table:table-cell>
          <table:table-cell table:style-name="ce1" office:value-type="string" calcext:value-type="string">
            <text:p>'Comisión por retirar antes de fin de ejercici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240’</text:p>
          </table:table-cell>
          <table:table-cell table:style-name="ce1" office:value-type="string" calcext:value-type="string">
            <text:p>'PRIMA DE SEGUR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500'</text:p>
          </table:table-cell>
          <table:table-cell table:style-name="ce1" office:value-type="string" calcext:value-type="string">
            <text:p>'PRESTAMO INICIAL'</text:p>
          </table:table-cell>
          <table:table-cell table:style-name="ce1" office:value-type="string" calcext:value-type="string">
            <text:p>'Préstamo inicial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'510'</text:p>
          </table:table-cell>
          <table:table-cell table:style-name="ce1" office:value-type="string" calcext:value-type="string">
            <text:p>'PRESTAMO EFECTIVO'</text:p>
          </table:table-cell>
          <table:table-cell table:style-name="ce1" office:value-type="string" calcext:value-type="string">
            <text:p>'Préstam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20'</text:p>
          </table:table-cell>
          <table:table-cell table:style-name="ce1" office:value-type="string" calcext:value-type="string">
            <text:p>'PRESTAMO P/TRANSF'</text:p>
          </table:table-cell>
          <table:table-cell table:style-name="ce1" office:value-type="string" calcext:value-type="string">
            <text:p>'Préstam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530'</text:p>
          </table:table-cell>
          <table:table-cell table:style-name="ce1" office:value-type="string" calcext:value-type="string">
            <text:p>'TRASP POR SOBREGIRO'</text:p>
          </table:table-cell>
          <table:table-cell table:style-name="ce1" office:value-type="string" calcext:value-type="string">
            <text:p>'Traspaso por sobregir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10'</text:p>
          </table:table-cell>
          <table:table-cell table:style-name="ce1" office:value-type="string" calcext:value-type="string">
            <text:p>'PAGO DEP EN EFECTIVO'</text:p>
          </table:table-cell>
          <table:table-cell table:style-name="ce1" office:value-type="string" calcext:value-type="string">
            <text:p>'Pago por depósito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20'</text:p>
          </table:table-cell>
          <table:table-cell table:style-name="ce1" office:value-type="string" calcext:value-type="string">
            <text:p>'PAGO DEP C/DOCTOS'</text:p>
          </table:table-cell>
          <table:table-cell table:style-name="ce1" office:value-type="string" calcext:value-type="string">
            <text:p>'Pago con documentos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30'</text:p>
          </table:table-cell>
          <table:table-cell table:style-name="ce1" office:value-type="string" calcext:value-type="string">
            <text:p>'PAGO POR SPEI'</text:p>
          </table:table-cell>
          <table:table-cell table:style-name="ce1" office:value-type="string" calcext:value-type="string">
            <text:p>'Pago por SPEI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40'</text:p>
          </table:table-cell>
          <table:table-cell table:style-name="ce1" office:value-type="string" calcext:value-type="string">
            <text:p>'PAGO POR TRANSF'</text:p>
          </table:table-cell>
          <table:table-cell table:style-name="ce1" office:value-type="string" calcext:value-type="string">
            <text:p>'Pag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650'</text:p>
          </table:table-cell>
          <table:table-cell table:style-name="ce1" office:value-type="string" calcext:value-type="string">
            <text:p>'PAGO PARCIAL'</text:p>
          </table:table-cell>
          <table:table-cell table:style-name="ce1" office:value-type="string" calcext:value-type="string">
            <text:p>'Pago parcial en efectivo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670'</text:p>
          </table:table-cell>
          <table:table-cell table:style-name="ce1" office:value-type="string" calcext:value-type="string">
            <text:p>'DEPOSITO P/TRANSF'</text:p>
          </table:table-cell>
          <table:table-cell table:style-name="ce1" office:value-type="string" calcext:value-type="string">
            <text:p>'Depósito por transferencia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5"/>
          <table:table-cell table:style-name="ce1"/>
          <table:table-cell table:number-columns-repeated="2"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cuentas_bancar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_cuenta_bancaria</text:p>
          </table:table-cell>
          <table:table-cell office:value-type="string" calcext:value-type="string">
            <text:p>nombre_cuenta</text:p>
          </table:table-cell>
          <table:table-cell office:value-type="string" calcext:value-type="string">
            <text:p>socio_responsable_primario</text:p>
          </table:table-cell>
          <table:table-cell office:value-type="string" calcext:value-type="string">
            <text:p>socio_responsable_secundario</text:p>
          </table:table-cell>
          <table:table-cell office:value-type="string" calcext:value-type="string">
            <text:p>nombre_banco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clabe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BBVA ARL'</text:p>
          </table:table-cell>
          <table:table-cell table:style-name="ce1" office:value-type="string" calcext:value-type="string">
            <text:p>'Ariadna Reyes López'</text:p>
          </table:table-cell>
          <table:table-cell/>
          <table:table-cell table:style-name="ce1" office:value-type="string" calcext:value-type="string">
            <text:p>'BBVA Bancomer'</text:p>
          </table:table-cell>
          <table:table-cell table:style-name="ce1" office:value-type="string" calcext:value-type="string">
            <text:p>'0104 1281 84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BMX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577 8061 726'</text:p>
          </table:table-cell>
          <table:table-cell table:style-name="ce1" office:value-type="string" calcext:value-type="string">
            <text:p>'002 1800 577 8061 7260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BMX MLB'</text:p>
          </table:table-cell>
          <table:table-cell table:style-name="ce1" office:value-type="string" calcext:value-type="string">
            <text:p>'Marcela López Baeza'</text:p>
          </table:table-cell>
          <table:table-cell/>
          <table:table-cell table:style-name="ce1" office:value-type="string" calcext:value-type="string">
            <text:p>'Banamex'</text:p>
          </table:table-cell>
          <table:table-cell table:style-name="ce1" office:value-type="string" calcext:value-type="string">
            <text:p>'335 1227'</text:p>
          </table:table-cell>
          <table:table-cell table:style-name="ce1" office:value-type="string" calcext:value-type="string">
            <text:p>'002 1807 006 3351 22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HSBC GNL'</text:p>
          </table:table-cell>
          <table:table-cell table:style-name="ce1" office:value-type="string" calcext:value-type="string">
            <text:p>'Julio Enrique Nieto Mat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2 6154 76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HSBC JBS'</text:p>
          </table:table-cell>
          <table:table-cell table:style-name="ce1" office:value-type="string" calcext:value-type="string">
            <text:p>'Jesús Bautista Sern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41 2984 23'</text:p>
          </table:table-cell>
          <table:table-cell table:style-name="ce1" office:value-type="string" calcext:value-type="string">
            <text:p>'021 1800 4041 2984 233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HSBC LLB'</text:p>
          </table:table-cell>
          <table:table-cell table:style-name="ce1" office:value-type="string" calcext:value-type="string">
            <text:p>'Luis López Baeza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27 1258 97'</text:p>
          </table:table-cell>
          <table:table-cell table:style-name="ce1" office:value-type="string" calcext:value-type="string">
            <text:p>'021 1800 4027 1258 97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'HSBC VCL'</text:p>
          </table:table-cell>
          <table:table-cell table:style-name="ce1" office:value-type="string" calcext:value-type="string">
            <text:p>'Verónica Carrillo López'</text:p>
          </table:table-cell>
          <table:table-cell/>
          <table:table-cell table:style-name="ce1" office:value-type="string" calcext:value-type="string">
            <text:p>'HSBC'</text:p>
          </table:table-cell>
          <table:table-cell table:style-name="ce1" office:value-type="string" calcext:value-type="string">
            <text:p>'4038 4360 69'</text:p>
          </table:table-cell>
          <table:table-cell table:style-name="ce1" office:value-type="string" calcext:value-type="string">
            <text:p>'021 1800 4038 4360 697'</text:p>
          </table:table-cell>
          <table:table-cell table:style-name="ce3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 table:number-rows-repeated="139">
          <table:table-cell table:number-columns-repeated="9"/>
        </table:table-row>
        <table:table-row table:style-name="ro1" table:number-rows-repeated="104828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3_socio" table:style-name="ta7">
        <office:forms form:automatic-focus="false" form:apply-design-mode="false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2" table:default-cell-style-name="Default"/>
        <table:table-column table:style-name="co57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1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edaamac" table:style-name="ta4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licitudes_prestam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solicitud_prestam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fecha_solicitud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tasa_interes_mensual</text:p>
          </table:table-cell>
          <table:table-cell office:value-type="string" calcext:value-type="string">
            <text:p>plazo_meses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fedaama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cuenta_fedaamac</text:p>
          </table:table-cell>
          <table:table-cell office:value-type="string" calcext:value-type="string">
            <text:p>id_tipo_cuenta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solicitud_prestamo</text:p>
          </table:table-cell>
          <table:table-cell office:value-type="string" calcext:value-type="string">
            <text:p>clave_cuent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_activ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reutilizable_clave</text:p>
          </table:table-cell>
          <table:table-cell office:value-type="string" calcext:value-type="string">
            <text:p>pago_minimo</text:p>
          </table:table-cell>
          <table:table-cell office:value-type="string" calcext:value-type="string">
            <text:p>activo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conta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contabl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imientos_bancari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_movimiento_bancario</text:p>
          </table:table-cell>
          <table:table-cell office:value-type="string" calcext:value-type="string">
            <text:p>id_cuenta_banca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id_clave_movimiento_contable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activo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entas_x_soc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_cuenta_x_socio</text:p>
          </table:table-cell>
          <table:table-cell office:value-type="string" calcext:value-type="string">
            <text:p>id_socio</text:p>
          </table:table-cell>
          <table:table-cell office:value-type="string" calcext:value-type="string">
            <text:p>id_cuenta_fedaamac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iv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otros" table:style-name="ta5">
        <office:forms form:automatic-focus="false" form:apply-design-mode="false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parametros_configuraci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parametro_configurac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alor_int</text:p>
          </table:table-cell>
          <table:table-cell office:value-type="string" calcext:value-type="string">
            <text:p>valor_float</text:p>
          </table:table-cell>
          <table:table-cell office:value-type="string" calcext:value-type="string">
            <text:p>valor_string</text:p>
          </table:table-cell>
          <table:table-cell office:value-type="string" calcext:value-type="string">
            <text:p>valor_boolean</text:p>
          </table:table-cell>
          <table:table-cell office:value-type="string" calcext:value-type="string">
            <text:p>activo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frases_celebr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d_frase_celebre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'La excelencia es una aspiración humana, la perfección es asunto de D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'El dinero no da la felicidad, pero si calma los nervi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'Un buen padre lo es por su corazón y sus entrañas, no por su cereb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'La felicidad se obtiene dando felicidad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'El dinero no es bueno ni malo, su valor depende de quién lo gana y quien lo gast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'La ambición sin conocimientos, es como un barco fuera del agu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'Si dices la verdad, no tendrás que acordarte de na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'El remordimiento es el primer paso para cambiar de conduc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'En cuanto uno tiene hijos, perdonamos a nuestros padr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'Los hijos nos impiden lamentarnos del pasado, porque son nuestros mejores frut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'Un buen hogar se construye, no se compr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'Los sueños son sumamente importantes, nada se hace sin que antes se imagin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'Los más grandes no vencen a los más pequeños, pero los mas veloces si vencen a los más lentos 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'La verdad tiene que caer en suelo fértil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'Cada uno de nosotros debemos descubrir nuestro propio camino, y jamás seremos felices si seguimos el de otr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'No nos preocupemos de que nuestros hijos no nos escuchen, preocupémonos porque siempre nos están observand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'Muchísimas personas sobreestiman lo que no son y subestiman lo que son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'Cuando se nos despide, la naturaleza nos está diciendo que no teníamos el empleo que en verdad deseába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'El dinero es algo muy singular: Le dá al ser humano tanta alegría como el amor y tanta angustia como la muer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'Cuando no se tiene dinero siempre se piensa en él. Cuando se tiene dinero sólo se piensa en él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'Los errores son justificables si se cometen buscando la felici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'Soporta el dolor de hoy. No lo acumules al de ayer, ni quieras cargar ya con el de mañan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'Disfruta el presente. Aprende del pasado. Sueña con el futur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'Algunos no tienen de su riqueza, más que el miedo a perderl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'Hoy es el día más bell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'Equivocarse, es la cosa más fácil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'El miedo, es el obstáculo más grande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'Abandonarse, es el error mayo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'El egoísmo, es la raíz de todos los mal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'El trabajo, es la distracción más bella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'Los niños, son los mejores profesore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'Comunicarse, es la primera necesidad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'Ser útil a los demás, es lo que más hace feliz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'La muerte, es el misterio más grande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'El mal humor, es el peor defect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'La mentirosa, es la persona más peligros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'El rencor, es el sentimiento más ruín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'El perdón, es el regalo más bell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'El hogar, es lo más imprescindible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'El camino correcto, es la ruta más ráp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'La paz interior, es la sensación más gra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'La sonrisa, es el resguardo más eficaz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'El optimismo, es el mejor remedi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'El deber cumplido, es la mayor satisfacció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'La Fé, es la fuerza más potente del mun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'Los padres, son las personas más necesari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'El amor, es la cosa más bella de toda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'No hay viento favorable para el que no sabe a donde 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'Hay que ser diferentes. Si somos iguales, para que habrìan de necesitarn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'Si supiéramos comprender, no haría falta perdon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'El hombre se complace en enumerar sus pesares, pero no enumera sus alegrí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'Un ser original es difícil de encontrar pero fácil de reconoce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'Lo bueno de los ególatras, es que no hablan de los demá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'Consigue un empleo que te guste y no tendrás que trabajar ni un día de tu vid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'Una verdad a medias es una mentira complet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'El mejor regalo que podemos darle a otra persona, es nuestra atención íntegr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'Cuando se te presente una ventana de oportunidad, no bajes las cortinil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'Una cosa es aprender del pasado, y otra, revolcarse en é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'La diferencia entre una mano que ayuda y una mano que pide, es un movimiento de muñec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'Un gran hombre es el que no pierde su corazón de niñ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'Las cosas grandes no son por fuerza, mejores que las pequeñas...Los girasoles no son mejores que las violet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'El hombre es una criatura de esperanza y de inventiva, lo que desmiente la idea de que no es posible cambiar las cos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'Pensar a solas es pensar a media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'El matrimonio es algo así, como armar un edificio de juguete sin instructiv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'El que no puede sobrellevar lo malo, no vive para ver lo buen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'Ser amable es más importante que ser sabio, y entender que esto es el principio de la sabidurí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'Lo más grande que un hombre puede hacer por sus hijos, es amar a la madre de sus hij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'Si no tienes sentido del humor, estás a merced de los demá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'La elegancia de la honestidad no necesita adorn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'Siempre me he inclinado a pensar bien de todo el mundo; evita muchos problem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'Las bibliotecas son templos del aprendizaje, ha liberado a mas seres humanos que todas las guerras de la histori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'Si un hombre posee alguna grandeza, esta sale a la luz en el libro de su trabajo cotidiano, no por lucimien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'Las palabras son la pluma del corazón; la música, la pluma del alm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'Uno de los secretos de una vida feliz está en darse constantemente pequeños gust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'Se ha alcanzado la excelencia como líder cuando la gente lo sigue a uno a todas partes, aunque sólo sea por curiosidad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'La honestidad, por más que se practique, no se gas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'Nuestra alma está escrita en nuestros oj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'Para que el sueño, la riqueza y la salud se disfruten de verdad, es necesario interrumpirl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'Más vale que nos conozcan seis personas por algo de lo que estamos orgullosos, que 60 millones por algo que no esta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'Suele ser más fácil recuperarse de un fracaso, que formarse a partir del éxi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'Ningún pesimista penetró jamás los secretos de las estrellas, ni abrió un nuevo cielo al espíritu human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'Que extraño sería el mundo si todos tuviéramos el mismo sentido del humo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'Los buenos modales, son algo así como las leyes de tránsito de la socieda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'No hay poder en la Tierra capaz de neutralizar la influencia de una vida noble, sencilla y útil..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'Ser ambiguo y dejar todo para después, son los recursos de los débiles de espíritu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'Lo maravilloso de aprender algo es que nadie puede arrebatárnosl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'Si uno es demasiado cuidadoso, estará tan ocupado en serlo, que seguramente tropezará con alg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'El verdadero poder consiste en saber que sí se puede, pero no se quier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'No hay mayor peso para un ser humano que un gran potencia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'Un acto de justicia permite cerrar el capítulo; un acto de venganza escribe un capítulo nuev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'Todo cínico es, en el fondo un sentimenta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'La historia es cuestión de supervivencia Si no tuviéramos pasado, estaríamos desprovistos de la impresión de nuestro se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'Un hombre de genio no se equivoca. Sus errores son los umbrales del descubrimien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'El ritmo al que una persona madura es directamente proporcional al grado de vergüenza que es capaz de tolera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'Tal vez los libros sean la única magia verdader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'Es verdad que optamos por la risa en casi todas la situaciones, con excepción de una que otra visita al dentist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'Si tu éxito al mundo le parece bien; pero no resulta como querías y no te alegra el corazón, entonces no es éxi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'El silencio es oro cuando no se nos ocurre una buena respues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'A falta de una buena máquina del tiempo, la ficción sigue siendo el mejor vehículo para transportar a otras época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'El que construye puentes, puede cruzarlos una y otra vez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'Lo que cuenta no es la cantidad de horas que dedicamos al trabajo, sino la cantidad de trabajo que realizamos por hor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'¡NO PODEMOS TENERLO TODO! ¿Dónde lo guardaríamos?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'Es malo ser tonto y tonto ser malo. Sólo es sabio el hombre que cultiva en sus sentimientos la bondad para tod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'Debemos estar dispuestos a renunciar a la vida que teníamos pensada, para poder vivir la vida que el destino nos depar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'El tiempo y los amigos son el mejor remedio para un corazón heri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'La suerte se da en el ambito de la eficie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'El que madruga... encuentra todo cerra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'Detras de todo hombre que triunfa... hay una mujer sorprend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'Cuando un millonario pasa a mejor vida… sus herederos tambié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'El trabajo en equipo es esencial... te permite echarle la culpa a ot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'El que rie al ultimo... no entendio el chist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'Caballo regalado... lo mas probable, que sea roba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'El amor es ciego... solo el matrimonio le devuelve la vis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'Es bueno reconocer nuestros errores, pero es mejor pedir perdón y perdon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'La libertad de manifestar lo mejor de uno no significa nada a menos que uno tenga la disposicion de hacerl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'No todas las sustancias quimicas son malas. Sin hidrogeno ni oxigeno, no habria agua, necesaria para la cervez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'Si uno no sabe historia, no sabe nada: es como ser una hoja y no saber que forma parte del arbol..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'Ser hombre es hacer las cosas; no buscar pretextos para no hacer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'Lo que uno cuenta de su pasado, le va dando forma a su futu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'Con Fe, si uno duda de nuestra mente, a veces DIOS le habla al oi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'Criar niños es en parte una labor gozosa y en parte una guerra de guerril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'La verdadera comunicacion se da, cuando las partes no tienen mie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'La oportunidad se deja alcanzar solo por quienes la persigue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'Lo que mas gusta de las ciudades, es lo que hay fuera de ell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'Hay estudiantes que no aprenden a distinguir lo que es mas importante sino hasta mucho despues de dejar la escue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'Los errores son inevitables. Lo que cuenta es como responder a ell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'La unica manera de presentar siempre una imagen positiva es siendo honesto todo el tiemp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'Los grandes sucesos, dependen de incidentes pequeñ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'Lo que uno descubre solo, fascina mas que lo que se descubre a traves de otro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'La risa y el llanto son expresiones que cansan. Yo prefiero reir, porque despues hay menos que limpi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'El sabio hace al principio, lo que el tonto hace al fina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'La ventaja de decir la verdad consiste en que es mucho mas probable sonar convincen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'No es lo mismo ser héroe, que ser triunfado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'Los modales con los demas, no son más que el trato formal que nos damos a nosotros mis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'No es divertido vivir como un avaro, pero tenerlo como antepasado, es magnific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'Solo el corazón puede cambiar al corazón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'Considero mi cuerpo como un instrumento y no como un orna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'Competir es doloroso, pero da buenos resultad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'La ira nos empequeñece, mientras que el perdon nos obliga a crece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'Lo que echa a perder a los hijos no es darles más, sino darles más, para evitar berrinch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'Los unicos bienes intangibles son los que acumulamos en el cerebro y corazón; cuando ellos faltan nada los sustituy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'Tener un titulo universitario no indica que ya terminamos, sino tan solo que se esta preparado para la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'SI TIENES TRISTEZA, ¡ALEGRATE! LA VIDA ES GOZ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'SI TIENES ENEMIGOS, ¡RECONCILIATE! LA VIDA ES PAZ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'SI TIENES AMIGOS, ¡BUSCALOS! LA VIDA ES ENCUENTR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'SI TIENES SOBERBIA, ¡SEPULTALA! LA VIDA ES HUMIL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'SI TIENES DEUDAS, ¡PAGALAS! LA VIDA ES JUSTICI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'SI TIENES PECADOS, ¡ARREPIENTETE! LA VIDA ES GRACI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'SI TIENES ERRORES, ¡CORRIGELOS! LA VIDA ES VER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'SI TIENES ODIO, ¡ALVIDALO! LA VIDA ES AMO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'AMA Y PERDONA Y SERAS FELIZ'</text:p>
          </table:table-cell>
          <table:table-cell office:value-type="string" calcext:value-type="string">
            <text:p>'San Agustín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'Es mas facil desintegrar un atomo que un prejuici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'La felicidad es una recompensa no un log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'La principal función del tiempo es consumirse: arde sin dejar ceniz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'Muchas personas ven lo que aparentas ser pero pocas advierten lo que realmente er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'El dinero puede comprar una casa, pero no un hog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'El dinero puede comprar un reloj, pero no el tiemp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'El dinero puede comprar una cama, pero no el sueñ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'El dinero puede comprar un libro, pero no el conocimien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'El dinero puede pagar un medico, pero no la salu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'El dinero puede comprar una posición, pero no el respe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'El dinero puede comprar sangre, pero no la v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'La práctica no nos vuelve perfectos ni tiene porque; su finalidad es darnos mas medios para enmendar los error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'¡Ojalá que a todos nos antecediera una historia de amor!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'Hay dos clases de hombres; quienes hacen la historia y quienes la padece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'La educación es la vacuna contra la viole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'El silencio oportuno es la más convincente de las expresion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'¡Que raro y maravilloso es ese fugaz instante en el que nos damos cuenta de que hemos descubierto a un amigo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'Hay que tener aspiraciones elevadas, expectativas moderadas y necesidades pequeñ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'Cuando la búsqueda de la verdad se confunde con la promoción política, el anhelo de conocimiento se reduce a pode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'La humildad se alcanza cuando se acepta que los obstáculos que se tienen enfrente no van a desaparece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'La disciplina sin libertad es tiranía, la libertad sin disciplina es ca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'En la pista de baile, como en la vida, uno es tan bueno como su parej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'La cooperación no es ausencia de conflictos, sino el medio para resolverl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'Comprar acciones es lo mismo que ir al casino, pero sin el servicio de b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'Los sueños pueden ser realidades. Son lo que nos guían por la vida hacía una gran felicidad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'Los errores suelen ser el puente que media entre la inexperiencia y la sabidurí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'Nunca creas que lo evidente, es la verda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'Hay que recordar que a veces el agradecimiento es una virtu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'Una ilusión fracasada es una experiencia dolorosa; pero una vida sin ilusiones es una vida doloros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'Decir lo que pensamos ofrece un tema de conversación más amplio que recitar lo que sabe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'La mayoría prefiere pagar por entretenerse que por instruirs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'Sin música, la vida es un viaje por el desiert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'Cuando se comprende que la condición humana es la imperfección del entendimiento, es vergonzoso persistir en el erro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'Otro defecto de la naturaleza humana es que todos quieren construir, pero nadie quiere encargarse del mantenimien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'El hombre que presume, al primero que quiere convencer de su valor, es a si mism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'Los adultos, son niños obsoletos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'La habilidad es lo que permite hacer ciertas cosas. La motivación es la que lo hace. La actitud cuan bien se hac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'Por comprar barato, la gente esta dispuesta a pagar cualquier preci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'El tiempo crea héroes y destruye celebridade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'La venganza es tan eficaz para deshacer una ofensa, cómo el agua del mar para apagar la sed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'Si el hombre se encuentra a si mismo, posee una mansión donde morará con dignidad todos los días de su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'En un segundo, el sol libera más energia que la que ha consumido la humanidad en toda su existenci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'Los carnívoros tienen los ojos al frente los herbivoros tienen los ojos en los costados de la cabez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'Los relampagos matan a más gente que las erupciones de los volcanes y los terremot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'La tela de la araña es el material más resistente creado por la naturalez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'Escribir una carta sobre nuestra vida, a un ser querido, es un legado. "Que somos sino nuestra propia historia”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'Cuando nos vemos acozados por la vida, siempre es bueno rezar: "Padre nuestro… perdona nuestras ofensas”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'Cuando dos personas se aman con tanta vehemencia, son capaces de destruirse a si mism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'No temas dejar a tus hijos cuando ya saben volar, al fin y al cabo ellos se iran. Es la ley de la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'Entre cada frase de una oración, hay una vida de por medi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'Los peor del complejo de inferioridad es que lo tienen las persona equivocad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'El secreto de una buena vejez no es otra cosa que un pacto honrado con la soledad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'A menudo el comerse las palabras se convierte en una dieta equilibra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'Uno de los graves riesgos de la vida es nunca atreverse a arriesg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'¿Quien dijo? "Es mejor dar que recibir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'¿Quien dijo? "Mi esposa tiene un gran físico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'¿Quien dijo? "Yo empece comiéndome las uñas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'¿Quien dijo? "NO, a la donación de organos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'¿Quien dijo? "La vida esta en constante movimiento"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'Si los INFANTES disfrutan de su INFANCIA ¿Los ADULTOS disfrutan de su ADULTERIO?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'Que el AMOR por el prójimo sea nuestra meta absolut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'Que todo lo que soñamos se transforme en realidad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'Que este nuestro pequeño MUNDO virtual sea cada vez mas human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'Que el PERDON y la comprensión superen las amarguras y las desavenenci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'Que la VERDAD siempre esté por encima tod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'Que aquel que necesite ayuda encuentre en nosotros la reconfortante palabra del amig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'Que las cosas pequeñas como la envidia o el desamor sean sacadas de nuestra vid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'Que DIOS esté siempre con su mano extendida apuntando el camino correc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'Que los CORAZONES estén siempre abiertos para nuevas amistades, nuevos amores y nuevas conquista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'Que el CARIÑO esté presente en un simple hola o en cualquier otra frase, o digitada rápidamente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'Que las alegrías estén siempre presentes y sean festejadas por todo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'Que las lágrimas sean pocas, y compartid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'Que las VERDADERAS AMISTADES continúen eternas y tengan siempre un lugar especial en nuestros corazone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'Daría todo lo que sé, por la mitad de lo que ignoro. Descarte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'Cuando uno vive cómo piensa, acaba pensando como vive. Gabriel Marcel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'Cuando veas a un hombre bueno, trata de imitarlo; cuando veas a un hombre malo, examínate a tí mismo.'</text:p>
          </table:table-cell>
          <table:table-cell office:value-type="string" calcext:value-type="string">
            <text:p>'Confucio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'Cuando veas a un gigante, examina antes la posición del sol, no vaya a ser la sombra de un pigmeo.'</text:p>
          </table:table-cell>
          <table:table-cell office:value-type="string" calcext:value-type="string">
            <text:p>'Von Hardemberg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'Cuanto más pequeño es el corazón, más odio alberga.'</text:p>
          </table:table-cell>
          <table:table-cell office:value-type="string" calcext:value-type="string">
            <text:p>'Victor Hugo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'Con el puño cerrado no se puede intercambiar un apretón de manos.'</text:p>
          </table:table-cell>
          <table:table-cell office:value-type="string" calcext:value-type="string">
            <text:p>'Indira Gandhi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'Cuando la vida te presente razones para llorar, demuéstrale que tienes mil y una razones para reí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'La verdadera sabiduría es reconocer la propia ignorancia'</text:p>
          </table:table-cell>
          <table:table-cell office:value-type="string" calcext:value-type="string">
            <text:p>'Sócrates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'La vida es aquello que te va sucediendo mientras te empeñas en hacer otros planes.'</text:p>
          </table:table-cell>
          <table:table-cell office:value-type="string" calcext:value-type="string">
            <text:p>'John Lennon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'Las grandes almas tienen voluntades, las débiles tan sólo deseos.'</text:p>
          </table:table-cell>
          <table:table-cell office:value-type="string" calcext:value-type="string">
            <text:p>'Proverbio Chino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'Quien no comprende una mirada, tampoco comprenderá una larga explicación.'</text:p>
          </table:table-cell>
          <table:table-cell office:value-type="string" calcext:value-type="string">
            <text:p>'Proverbio Arabe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'Los grandes hombres no son grandes a todas horas ni en todas las cosas.'</text:p>
          </table:table-cell>
          <table:table-cell office:value-type="string" calcext:value-type="string">
            <text:p>'Federico II, Emperador de Prusia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'La verdad cae por su propio peso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'El camino más seguro, es el que acaban de asalt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'El ingenio puede superar al conocimiento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'El que no hace nada No comete err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'Dios arroja un rayo cósmico que cambia las vías de nuestras vid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'La esperanza se aferra a cualquier objeto que flo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'No hay nadie más pobre que aquel que no reconoce las riquezas en su vi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'Dios mueve el cielo entero en aquello que nosotros somos incapaces de hace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'Dios no mueve una paja en aquello que nosotros podemos resolve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'La gente que vibra, sabe lo que hay que hacer y lo hace, sin esperar a que le digan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'La gente justa sabe que todos somos humanos y que nos podemos equivoc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'Errar es humano. Colocar la culpa en otro es estratégic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'Tu creas tu propio universo durante el camin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'Da tu primer paso con FE, no es necesario que veas la escalera complet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'Todo lo que somos es el resultado de nuestros pensamient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'No sabrÍa decir que es este poder, todo lo que sé es que este poder exist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'La imaginación lo es todo, es una visiÓn anticipada de las atracciones de vida que vendrán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'Cualquier cosa que la mente del hombre pueda concebir, tambien la puede alcanz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'La violencia es el miedo a los ideales de los demás.'</text:p>
          </table:table-cell>
          <table:table-cell office:value-type="string" calcext:value-type="string">
            <text:p>'Mahatma Gandhi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'Nunca vayas a ver un médico que tenga plantas secas en su consultori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'Ningún pueblo cree en su gobierno. siempre están resignados'</text:p>
          </table:table-cell>
          <table:table-cell office:value-type="string" calcext:value-type="string">
            <text:p>'Octavio Paz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'Dicen que el futuro está en tus sueños. Así que, vete a dorm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'No se muestra el camino señalando con un dedo, asi que, camina siempre adelante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'Los niños adivinan qué personas los aman es un don natural que con el tiempo se pierd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'Sé valiente, esfuérzate, da lo mejor de ti mismo y aparecerá en el LIBRO de tu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'Tu capacidad de servir a los demás, está en proporción a la grandeza de tu corazón y la nobleza de tus sentimient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'Es muy difícil determinar donde fijar el límite entre no herir los sentimientos de los demás y defender lo que cre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'No puedo compararme con lo mejor que hacen los demás, sino con lo mejor que hago yo mism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'No puede hacer que alguien me ame, sino convertirme en alguien que debe am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'Se pueden requerir años para construir la confianza y únicamente segundos para destruirla. Por eso debo cuidar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'Dios le da comida a todas las aves, pero no se la pone en los nid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'En esta vida todos hemos sido ganadores, contra millones de competid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'Todos se quejan de no tener lo que se merecen pero nadie se queja de tener lo que no se merecen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'Todas las cosas ya fueron dichas pero como nadie escucha es preciso repetirl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'Sabías que la Luna llena se presenta c/ 29 días, 12 horas, 44 minutos y 2.8 seg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'Sea amable con el medio ambiente, no imprima los correos, a menos que sea completamente necesari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'Programa para hoy: espirar, inspirar, espirar'</text:p>
          </table:table-cell>
          <table:table-cell office:value-type="string" calcext:value-type="string">
            <text:p>'Buda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'La actividad vence al frío. La quietud vence al calor.'</text:p>
          </table:table-cell>
          <table:table-cell office:value-type="string" calcext:value-type="string">
            <text:p>'Lao Tse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'Todos estamos de visita en este mundo. Hemos venido a observar, aprender, crecer, amar y volver a cas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'El auténtico conservacionista es quien sabe que el mundo no es una herencia de sus padres, sino un préstamo de sus hij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'Ni con millones de oro se puede recobrar un solo instante de la vida. No desperdicies tiempo infructuasamente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'La belleza, cuando está más adornada es cuando no lo está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'Primero son pequeños, luego se fortalece y una vez que empiezan ya no tienen vuelta. Así son los ríos, años y amistad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'El mundo no te debe nada, estaba antes que tú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'El secreto de la salud mental y corporal no es arrepentirse del pasado o preocupar por el futuro sino vivir el presen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'Los pájaros también tienen la capacidad de construir, pero dejan el paisaje como estab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'La belleza no es un atributo de las cosas en sí. <text:s/>Solo existe en la mente que las contemp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'Los que sueñan de día tienen más conocimiento de las cosas, que los que sueñan de noch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'Una de las grandes enfermedades, es no ser nadie para nadi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'No temas arriesgarte; cuando un barco avanza puede balancearse y cambiar de rumb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'La experiencia es un peine que te llega cuando te quedas calv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'La libertad es cómo la vida, sólo la merece quien sabe conquistarla todos los día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'Lo difícil no es llegar a la cima, sino, jamas dejar de sub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'Cuando no puedas trotar, camina. Cuando no puedas caminar, usa el bastón, pero nunca te detenga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'Debo ser fuerte, sin ser rud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'Debo ser amable, sin ser débil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'Debo aprender a ser gentil, sin ser suav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'Debo aprender con orgullo, sin arroga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'Debo ser humilde, sin ser tímid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'Debo ser valioso, sin ser agresiv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'Debo ser agradecido, sin ser servil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'Debo meditar, sin ser flojo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'Señor, dame grandeza para entende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'Señor, dame capacidad para retene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'Señor, dame método y facultad para aprende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'Señor, dame sutileza para interpreta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'Señor, dame gracia y abundancia para habl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'Señor, dame acierto al empezar.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'Señor, dame dirección al progresar y perfección al acab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'Las puertas están siempre abiertas sólo para aquellos que creen en si mismos y el Poder de su Voluntad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'Es bueno tener amigos, malos o inconsecuentes pero valientes y fieles, debe haber uno en quien confiar sin dud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'Es bueno tener enemigos para que algunas veces te cuestiones tus propias certezas; habrá alguno que te haga reflexion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'Es bueno ser útil más no insustituible, y cuando no quede más nada, esa utilidad sea suficiente para mantenerte en pi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'Es bueno ser tolerante, sobre todo con los que se equivocan mucho, para que esa tolerancia sirva de ejemplo a otr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'No madures de prisa, y que ya maduro no insistas en rejuvenecer, y siendo viejo no te desesperes. Cada edad tiene placer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'Es bueno estar triste, pero solo un día al año, para que descubras que la risa constante es malsana. Sonríe a tristez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'Existen seres oprimidos tratados con injusticia y seres infelices que no han descubierto la misión de la vi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'Cuando acarices un perro, alimentes un pájaro y oigas el canto de un jilquero, sentirás bien por nad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'Planta una semilla, por pequeña que sea, y acompañala en su crecimiento y sabrás de cuantas vidas esta hecho un árbol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'Si alguno de tus afectos muere, es bueno llorar sin lamentarte, y sufrir sin sentirte culpabl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'Es bueno tener una buena pareja y que cuando esten exhaustos y sonrientes hablen sobre amor para recomenza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'La persona más rica no es la que tiene más sino la que necesita meno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'El que no vive para servir, no sirve para vivi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'Ser flexible no significa ser débil, pues no importa cuan delicada sea una situación, siempre existen dos lad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'Actuar sin pensar es como disparar sin apunt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'Cuando hay un diálogo verdadero, ambos lados están dispuestos a cambi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'No hay malas hierbas ni hombres malos; sólo hay malos cultivad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'Señor: ayudame a ver la otra cara de la medalla, no me dejes inculpar de traición a los demás por no pensar igual que y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'La cooperación no es ausencia de conflictos, sino el medio para resolverlo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'La pobreza esta más cerca del amor porque el dinero nos distrae con muchas cosas y nos aleja; nos hace desconfiado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'Hay tantas cosas por gozar y nuestro paso por la tierra es tan corto que sufrir o reñir es una pérdida de tiemp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'El bosque sería muy triste si solo cantasen los pájaros que mejor lo hacen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'A los políticos y a los pañales hay que cambiarlos seguido… y por las mismas razones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'Por corto que sea el camino… quien pisa fuerte deja huell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'Lo que convierte la vida en bendición no es hacer lo que nos gusta sino que nos guste lo que hacemos.'</text:p>
          </table:table-cell>
          <table:table-cell office:value-type="string" calcext:value-type="string">
            <text:p>'Goethe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'A fin de que seas mejor, purifícate todos los dias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'A las flores les pedimos que tengan perfume, a los hombres educació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'A nadie le duele la cabeza cuando consuela a ot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'La vida no es justa, pero aún así es buen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'Cuando tengas duda, sólo toma el siguiente paso pequeñ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'La vida es demasiado corta para perder el tiempo odiando a alguien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'Tu trabajo no te cuidará cuando estés enfermo. Tus amigos y familia sí. Mantente en contact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'Liquida tus tarjetas de crédito cada mes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'No tienes que ganar cada discusión. Debes estar de acuerdo en no estar de acuerdo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'Llora con alguien. Alivia más que llorar sol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'Esta bien si te enojas con Dios. Él lo puede soportar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'Ahorra para el retiro comenzando con tu primer cheque de nómin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'Para alcanzar algo que nunca has tenido, tendras que hacer algo que nunca hicis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'Cuando Dios te quita aquello que tenías agarrado, Él no esta castigándote, sino simplemente te prepara para algo mejor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'Cuantas puertas dejamos de abrir por el miedo de arriesg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'El amigo necesita ser honrado cuando esta, valorado cuando no esta y asistido cuando lo necesite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'Tener la conciencia limpia… Es signo de mala memori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'El dinero no hace la felicidad… la compra ya hech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'El amor eterno dura tres meses… o cuatr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'Hay gente tan pobre que solamente tiene diner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'Un hombre sabio siempre piensa lo que dice y nunca dice lo que piens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'Hay un mundo mejor… pero es carísim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'La verdadera felicidad esta en las pequeñas cosas: Una pequeña mansión, un pequeño yate, una pequeña fortun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'Si buscas una mano dispuesta a ayudarte la encontrarás al final de tu braz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'La inteligencia me persigue, pero yo soy más rápido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'No te tomes la vida en serio, al fin y al cabo, no saldrás vivo de ell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'Lo triste no es ir al cementerio, sino quedarse en él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'El que nace pobre y feo, tiene grandes posibilidades de que se le desarrollen ambas condicione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'Huye de las tentaciones, despacio, para que puedan alcanzarte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'No dejes que te afecten las palabras necias ni los prejuicios. No te compares con los demá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'Amar no es solamente querer, es, sobretodo, comprender. Françoise Sagan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'No hay grandeza donde falta la sencillez la bondad y la verdad León Tolstoi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'Vive tu vida de tal manera que cuando salgas de la cama, el diablo diga: ¡En la madre… ya se levantó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'Hay que vivir ligero porque el tiempo de morir está fijado. Ernest Hemingway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'Hay que buscar caminos que no hayan sido transitados antes. Eduardo Chillid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'Me gusta la gente que vibra, que no necesita que le digan que hacer, sino que sabe que tiene que hacer, y lo hace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'Cuando un médico se equivoca, la solución es echarle tierra al asun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'La música japonesa es… una tortura chin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'El eco siempre dice la última palabra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'En los aviones se pasa el tiempo volando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'Los mosquitos mueren entre aplausos <text:s/>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'Se vende la farmacia cuando ya no hay más remedi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'Los japoneses quieren abrirle los ojos al mund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'Arreglar los problémas económicos es fácil, lo único que se necesita es diner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'Antes de poner en duda el buen juicio de tu mujer, fíjate con quien se ha casado ella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'Uno está enamorado cuando se da cuenta de que la otra persona es única.'</text:p>
          </table:table-cell>
          <table:table-cell office:value-type="string" calcext:value-type="string">
            <text:p>'Jorge Luis Borges’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'No te compares con los demás porque siempre habrá alguien mas grande o más pequeño que tú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'Ríe con fuerza, ama con sinceridad y perdona rápidamente, ¡Quien sabe si tendrás otra oportunidad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'Vive mientras estés vivo, perdona ahora, a aquellos que te hacen llorar, ¡Quien sabe si tendrás otra oportunidad!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'La vida es muy corta para hacer dramas por cosas sin importanci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'Las palabras que no van seguidas de hechos, no valen nada.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'La perfección es una pulida colección de errore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'Las ventajas del nudismo saltan a la vist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'Sólo quien ha comido ajo puede darnos una palabra de alient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'Morir es como dormir pero sin levantarse a orina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'La inactividad sexual es peligrosa, produce cuerno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'Hoy en día la fidelidad sólo se ve en los equipos de sonido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'Hay estudiantes que les apena ir al hipódromo y ver que hasta los caballos logran terminar su carrera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'El negocio más expuesto a la quiebra es la cristalería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'El matrimonio es como las libretas de ahorro: De tanto meter y sacar se pierde el interés.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'El diabético no puede ir de Luna de Miel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'Cuando todo sube, lo único que baja es la ropa interior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'Hay que trabajar ocho horas y dormir ocho, pero no las mismas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'Los japoneses no miran, sospechan 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'¿Cuál es el animal que después de muerto dá muchas vueltas? El pollo rostizado'</text:p>
          </table:table-cell>
          <table:table-cell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 table:number-rows-repeated="10481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JEMPLOS" table:style-name="ta6"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TA</text:p>
          </table:table-cell>
          <table:table-cell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2" calcext:value-type="float">
            <text:p>992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-121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ONO POR COMISION</text:p>
          </table:table-cell>
          <table:table-cell/>
          <table:table-cell office:value-type="string" calcext:value-type="string">
            <text:p>Socio 09, 49</text:p>
          </table:table-cell>
          <table:table-cell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0:33:24.789342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3_5f_socio" style:display-name="PageStyle_03_so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seguridad" style:display-name="PageStyle_01_segurid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catalogos" style:display-name="PageStyle_02_cat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otros" style:display-name="PageStyle_05_o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fedaamac" style:display-name="PageStyle_04_fedaama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9T06:46:36</meta:creation-date>
    <dc:date>2017-11-26T20:42:05.533968717</dc:date>
    <meta:generator>LibreOffice/5.1.6.2.0$Linux_X86_64 LibreOffice_project/10$Build-2</meta:generator>
    <meta:editing-duration>PT8H18M45S</meta:editing-duration>
    <meta:editing-cycles>72</meta:editing-cycles>
    <meta:document-statistic meta:table-count="6" meta:cell-count="312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